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top" draw:auto-grow-height="false" fo:min-height="2.671cm" fo:min-width="4.961cm" fo:wrap-option="wrap"/>
    </style:style>
    <style:style style:name="gr2" style:family="graphic" style:parent-style-name="standard">
      <style:graphic-properties draw:fill="solid" draw:fill-color="#ffffff" draw:textarea-horizontal-align="justify" draw:textarea-vertical-align="top" draw:auto-grow-height="false" fo:min-height="3.433cm" fo:min-width="5.088cm" fo:wrap-option="wrap"/>
    </style:style>
    <style:style style:name="gr3" style:family="graphic" style:parent-style-name="standard">
      <style:graphic-properties draw:fill="solid" draw:fill-color="#ffffff" draw:textarea-horizontal-align="justify" draw:textarea-vertical-align="top" draw:auto-grow-height="false" fo:min-height="3.56cm" fo:min-width="4.961cm" fo:wrap-option="wrap"/>
    </style:style>
    <style:style style:name="gr4" style:family="graphic" style:parent-style-name="standard">
      <style:graphic-properties draw:fill="solid" draw:fill-color="#ffffff" draw:textarea-horizontal-align="justify" draw:textarea-vertical-align="top" draw:auto-grow-height="false" fo:min-height="1.782cm" fo:min-width="5.342cm" fo:wrap-option="wrap"/>
    </style:style>
    <style:style style:name="gr5" style:family="graphic" style:parent-style-name="standard">
      <style:graphic-properties svg:stroke-color="#3465a4" draw:marker-end="Triangle_20_unfilled" draw:fill="solid" draw:fill-color="#ffffff" draw:textarea-vertical-align="middle"/>
    </style:style>
    <style:style style:name="gr6" style:family="graphic" style:parent-style-name="standard">
      <style:graphic-properties svg:stroke-color="#3465a4" draw:marker-end="Line_20_Arrow" draw:fill="solid" draw:fill-color="#ffffff" draw:textarea-vertical-align="middle"/>
    </style:style>
    <style:style style:name="gr7" style:family="graphic" style:parent-style-name="standard">
      <style:graphic-properties draw:fill="solid" draw:fill-color="#ffffff" draw:textarea-horizontal-align="justify" draw:textarea-vertical-align="top" draw:auto-grow-height="false" fo:min-height="1.401cm" fo:min-width="2.167cm" fo:wrap-option="wrap"/>
    </style:style>
    <style:style style:name="gr8" style:family="graphic" style:parent-style-name="standard">
      <style:graphic-properties draw:fill="solid" draw:fill-color="#ffffff" draw:textarea-horizontal-align="justify" draw:textarea-vertical-align="top" draw:auto-grow-height="false" fo:min-height="1.401cm" fo:min-width="4.834cm" fo:wrap-option="wrap"/>
    </style:style>
    <style:style style:name="gr9" style:family="graphic" style:parent-style-name="standard">
      <style:graphic-properties draw:fill="solid" draw:fill-color="#ffffff" draw:textarea-horizontal-align="justify" draw:textarea-vertical-align="top" draw:auto-grow-height="false" fo:min-height="2.544cm" fo:min-width="8.644cm" fo:wrap-option="wrap"/>
    </style:style>
    <style:style style:name="gr10" style:family="graphic" style:parent-style-name="standard">
      <style:graphic-properties svg:stroke-color="#3465a4" draw:marker-start="Diamond" draw:fill="solid" draw:fill-color="#ffffff" draw:textarea-vertical-align="middle"/>
    </style:style>
    <style:style style:name="gr11" style:family="graphic" style:parent-style-name="standard">
      <style:graphic-properties draw:fill="solid" draw:fill-color="#ffffff" draw:textarea-horizontal-align="justify" draw:textarea-vertical-align="top" draw:auto-grow-height="false" fo:min-height="0.385cm" fo:min-width="1.151cm" fo:wrap-option="wrap"/>
    </style:style>
    <style:style style:name="P1" style:family="paragraph">
      <style:paragraph-properties fo:text-align="center"/>
      <style:text-properties fo:font-size="8pt" style:font-size-asian="18pt" style:font-size-complex="18pt"/>
    </style:style>
    <style:style style:name="P2" style:family="paragraph">
      <style:paragraph-properties fo:text-align="start" style:writing-mode="lr-tb"/>
      <style:text-properties fo:font-size="8pt" style:font-size-asian="18pt" style:font-size-complex="18pt"/>
    </style:style>
    <style:style style:name="P3" style:family="paragraph">
      <loext:graphic-properties draw:fill="solid" draw:fill-color="#ffffff"/>
      <style:paragraph-properties fo:text-align="center"/>
      <style:text-properties fo:font-size="8pt" style:font-size-asian="18pt" style:font-size-complex="18pt"/>
    </style:style>
    <style:style style:name="T1" style:family="text">
      <style:text-properties fo:font-size="8pt"/>
    </style:style>
    <style:style style:name="T2" style:family="text">
      <style:text-properties fo:font-size="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3" xml:id="id2" draw:id="id2" draw:layer="layout" svg:width="5.461cm" svg:height="2.921cm" svg:x="19.868cm" svg:y="3.162cm">
            <text:p text:style-name="P1"><text:span text:style-name="T1">&lt;&lt;interface&gt;&gt;</text:span></text:p>
            <text:p text:style-name="P1"><text:span text:style-name="T2">INmeaMessage</text:span></text:p>
            <text:p text:style-name="P1"><text:span text:style-name="T1"/></text:p>
            <text:p text:style-name="P2"><text:span text:style-name="T1">+Description : string</text:span></text:p>
            <text:p text:style-name="P2"><text:span text:style-name="T1">+Payload : string</text:span></text:p>
            <text:p text:style-name="P2"><text:span text:style-name="T1">+Checksum : UInt32</text:span></text:p>
            <text:p text:style-name="P2"><text:span text:style-name="T1"/></text:p>
            <text:p text:style-name="P2"><text:span text:style-name="T1">+ParseFields(string[]): INmeaMessage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5" draw:id="id5" draw:layer="layout" svg:width="5.588cm" svg:height="3.683cm" svg:x="13.181cm" svg:y="10.498cm">
            <text:p text:style-name="P1"><text:span text:style-name="T1">&lt;&lt;interface&gt;&gt;</text:span></text:p>
            <text:p text:style-name="P1"><text:span text:style-name="T2">INmeaStream</text:span></text:p>
            <text:p text:style-name="P1"><text:span text:style-name="T1"/></text:p>
            <text:p text:style-name="P2"><text:span text:style-name="T1">+Length : int</text:span></text:p>
            <text:p text:style-name="P2"><text:span text:style-name="T1">+Capacity : int</text:span></text:p>
            <text:p text:style-name="P2"><text:span text:style-name="T1">+Available : int</text:span></text:p>
            <text:p text:style-name="P2"><text:span text:style-name="T1"/></text:p>
            <text:p text:style-name="P2"><text:span text:style-name="T1">+Append(byte[])</text:span></text:p>
            <text:p text:style-name="P2"><text:span text:style-name="T1">+Reset()</text:span></text:p>
            <text:p text:style-name="P2"><text:span text:style-name="T1">+NMEAMessageReceived(byte[],int,int,)</text:span></text:p>
            <text:p text:style-name="P2"><text:span text:style-name="T1"/></text:p>
            <text:p text:style-name="P2"><text:span text:style-name="T1"/></text:p>
            <draw:enhanced-geometry svg:viewBox="0 0 21600 21600" draw:type="rectangle" draw:enhanced-path="M 0 0 L 21600 0 21600 21600 0 21600 0 0 Z N"/>
          </draw:custom-shape>
          <draw:custom-shape draw:style-name="gr3" draw:text-style-name="P3" xml:id="id3" draw:id="id3" draw:layer="layout" svg:width="5.461cm" svg:height="3.81cm" svg:x="13.245cm" svg:y="2.717cm">
            <text:p text:style-name="P1"><text:span text:style-name="T1">&lt;&lt;interface&gt;&gt;</text:span></text:p>
            <text:p text:style-name="P1"><text:span text:style-name="T2">INmeaHandler</text:span></text:p>
            <text:p text:style-name="P1"><text:span text:style-name="T1"/></text:p>
            <text:p text:style-name="P2"><text:span text:style-name="T1">+HandleGGA(INmeaMessage)</text:span></text:p>
            <text:p text:style-name="P2"><text:span text:style-name="T1">+HandleGSA(INmeaMessage)</text:span></text:p>
            <text:p text:style-name="P2"><text:span text:style-name="T1">+HandleGST(INmeaMessage)</text:span></text:p>
            <text:p text:style-name="P2"><text:span text:style-name="T1">+HandleGSV(INmeaMessage)</text:span></text:p>
            <text:p text:style-name="P2"><text:span text:style-name="T1">+HandleHDT(INmeaMessage)</text:span></text:p>
            <text:p text:style-name="P2"><text:span text:style-name="T1">+HandleRMC(INmeaMessage)</text:span></text:p>
            <text:p text:style-name="P2"><text:span text:style-name="T1">+HandleVTG(INmeaMessage)</text:span></text:p>
            <text:p text:style-name="P2"><text:span text:style-name="T1">...</text:span></text:p>
            <text:p text:style-name="P2"><text:span text:style-name="T1"/></text:p>
            <draw:enhanced-geometry svg:viewBox="0 0 21600 21600" draw:type="rectangle" draw:enhanced-path="M 0 0 L 21600 0 21600 21600 0 21600 0 0 Z N"/>
          </draw:custom-shape>
          <draw:custom-shape draw:style-name="gr4" draw:text-style-name="P3" xml:id="id1" draw:id="id1" draw:layer="layout" svg:width="5.842cm" svg:height="2.032cm" svg:x="19.677cm" svg:y="7.839cm">
            <text:p text:style-name="P1"><text:span text:style-name="T2">BaseNmeaMessage</text:span></text:p>
            <text:p text:style-name="P1"><text:span text:style-name="T1"/></text:p>
            <text:p text:style-name="P2"><text:span text:style-name="T1"/></text:p>
            <text:p text:style-name="P2"><text:span text:style-name="T1">+ComputeChecksum(byte[],int,int): UInt32</text:span></text:p>
            <text:p text:style-name="P2"><text:span text:style-name="T1">+ToString() ; string</text:span></text:p>
            <text:p text:style-name="P2"><text:span text:style-name="T1"/></text:p>
            <text:p text:style-name="P2"><text:span text:style-name="T1"/></text:p>
            <draw:enhanced-geometry svg:viewBox="0 0 21600 21600" draw:type="rectangle" draw:enhanced-path="M 0 0 L 21600 0 21600 21600 0 21600 0 0 Z N"/>
          </draw:custom-shape>
          <draw:connector draw:style-name="gr5" draw:text-style-name="P3" draw:layer="layout" svg:x1="22.598cm" svg:y1="7.839cm" svg:x2="22.598cm" svg:y2="6.083cm" draw:start-shape="id1" draw:start-glue-point="0" draw:end-shape="id2" draw:end-glue-point="2" svg:d="M22598 7839v-1756" svg:viewBox="0 0 1 1757">
            <text:p/>
          </draw:connector>
          <draw:connector draw:style-name="gr6" draw:text-style-name="P3" draw:layer="layout" svg:x1="18.706cm" svg:y1="4.622cm" svg:x2="19.868cm" svg:y2="4.622cm" draw:start-shape="id3" draw:end-shape="id2" draw:end-glue-point="3" svg:d="M18706 4622h1162" svg:viewBox="0 0 1163 1">
            <text:p/>
          </draw:connector>
          <draw:custom-shape draw:style-name="gr7" draw:text-style-name="P3" xml:id="id4" draw:id="id4" draw:layer="layout" svg:width="2.667cm" svg:height="1.651cm" svg:x="14.642cm" svg:y="15.505cm">
            <text:p text:style-name="P1"><text:span text:style-name="T2">NmeaStream</text:span></text:p>
            <text:p text:style-name="P1"><text:span text:style-name="T1"/></text:p>
            <text:p text:style-name="P2"><text:span text:style-name="T1">-_state : State</text:span></text:p>
            <text:p text:style-name="P2"><text:span text:style-name="T1">-_offset: int</text:span></text:p>
            <text:p text:style-name="P2"><text:span text:style-name="T1"/></text:p>
            <text:p text:style-name="P2"><text:span text:style-name="T1"/></text:p>
            <draw:enhanced-geometry svg:viewBox="0 0 21600 21600" draw:type="rectangle" draw:enhanced-path="M 0 0 L 21600 0 21600 21600 0 21600 0 0 Z N"/>
          </draw:custom-shape>
          <draw:connector draw:style-name="gr5" draw:text-style-name="P3" draw:layer="layout" svg:x1="15.975cm" svg:y1="15.505cm" svg:x2="15.975cm" svg:y2="14.181cm" draw:start-shape="id4" draw:start-glue-point="0" draw:end-shape="id5" draw:end-glue-point="2" svg:d="M15975 15505v-1324" svg:viewBox="0 0 1 1325">
            <text:p/>
          </draw:connector>
          <draw:custom-shape draw:style-name="gr8" draw:text-style-name="P3" xml:id="id6" draw:id="id6" draw:layer="layout" svg:width="5.334cm" svg:height="1.651cm" svg:x="13.308cm" svg:y="7.828cm">
            <text:p text:style-name="P1"><text:span text:style-name="T2">DefaultNmeaHandler</text:span></text:p>
            <text:p text:style-name="P1"><text:span text:style-name="T1"/></text:p>
            <text:p text:style-name="P2"><text:span text:style-name="T1">+LogNmeaMessage(INmeaMessage)</text:span></text:p>
            <text:p text:style-name="P2"><text:span text:style-name="T1"/></text:p>
            <text:p text:style-name="P2"><text:span text:style-name="T1"/></text:p>
            <draw:enhanced-geometry svg:viewBox="0 0 21600 21600" draw:type="rectangle" draw:enhanced-path="M 0 0 L 21600 0 21600 21600 0 21600 0 0 Z N"/>
          </draw:custom-shape>
          <draw:connector draw:style-name="gr5" draw:text-style-name="P3" draw:layer="layout" svg:x1="15.975cm" svg:y1="7.828cm" svg:x2="15.975cm" svg:y2="6.527cm" draw:start-shape="id6" draw:start-glue-point="0" draw:end-shape="id3" draw:end-glue-point="2" svg:d="M15975 7828v-1301" svg:viewBox="0 0 1 1302">
            <text:p/>
          </draw:connector>
          <draw:custom-shape draw:style-name="gr9" draw:text-style-name="P3" xml:id="id7" draw:id="id7" draw:layer="layout" svg:width="9.144cm" svg:height="2.794cm" svg:x="2.259cm" svg:y="3.225cm">
            <text:p text:style-name="P1"><text:span text:style-name="T2">NmeaReceiver</text:span></text:p>
            <text:p text:style-name="P1"><text:span text:style-name="T1"/></text:p>
            <text:p text:style-name="P2"><text:span text:style-name="T1">+Receive(byte[])</text:span></text:p>
            <text:p text:style-name="P2"><text:span text:style-name="T1">+Stream_NMEAMessagereceived(byte[],int,int)</text:span></text:p>
            <text:p text:style-name="P2"><text:span text:style-name="T1">+OnNmeaMessageFailedChecksum(byte[],int,int,UInt32,UInt32)</text:span></text:p>
            <text:p text:style-name="P2"><text:span text:style-name="T1">+OnNmeaMessageDropped(byte[],int,int,string)</text:span></text:p>
            <text:p text:style-name="P2"><text:span text:style-name="T1">+OnNmeaMessageIgnored(byte[],int,int)</text:span></text:p>
            <text:p text:style-name="P2"><text:span text:style-name="T1"/></text:p>
            <draw:enhanced-geometry svg:viewBox="0 0 21600 21600" draw:type="rectangle" draw:enhanced-path="M 0 0 L 21600 0 21600 21600 0 21600 0 0 Z N"/>
          </draw:custom-shape>
          <draw:connector draw:style-name="gr6" draw:text-style-name="P3" draw:layer="layout" svg:x1="11.403cm" svg:y1="4.622cm" svg:x2="13.245cm" svg:y2="4.622cm" draw:start-shape="id7" draw:start-glue-point="1" draw:end-shape="id3" draw:end-glue-point="3" svg:d="M11403 4622h1842" svg:viewBox="0 0 1843 1">
            <text:p/>
          </draw:connector>
          <draw:connector draw:style-name="gr10" draw:text-style-name="P3" draw:layer="layout" svg:x1="6.831cm" svg:y1="6.019cm" svg:x2="13.181cm" svg:y2="12.339cm" draw:start-shape="id7" draw:start-glue-point="2" draw:end-shape="id5" draw:end-glue-point="3" svg:d="M6831 6019v6320h6350" svg:viewBox="0 0 6351 6321">
            <text:p/>
          </draw:connector>
          <draw:custom-shape draw:style-name="gr11" draw:text-style-name="P3" xml:id="id8" draw:id="id8" draw:layer="layout" svg:width="1.651cm" svg:height="0.635cm" svg:x="23.849cm" svg:y="10.963cm">
            <text:p text:style-name="P1"><text:span text:style-name="T2">GGA</text:span></text:p>
            <text:p text:style-name="P2"><text:span text:style-name="T1"/></text:p>
            <draw:enhanced-geometry svg:viewBox="0 0 21600 21600" draw:type="rectangle" draw:enhanced-path="M 0 0 L 21600 0 21600 21600 0 21600 0 0 Z N"/>
          </draw:custom-shape>
          <draw:custom-shape draw:style-name="gr11" draw:text-style-name="P3" xml:id="id9" draw:id="id9" draw:layer="layout" svg:width="1.651cm" svg:height="0.635cm" svg:x="23.849cm" svg:y="11.916cm">
            <text:p text:style-name="P1"><text:span text:style-name="T2">GSA</text:span></text:p>
            <text:p text:style-name="P2"><text:span text:style-name="T1"/></text:p>
            <draw:enhanced-geometry svg:viewBox="0 0 21600 21600" draw:type="rectangle" draw:enhanced-path="M 0 0 L 21600 0 21600 21600 0 21600 0 0 Z N"/>
          </draw:custom-shape>
          <draw:custom-shape draw:style-name="gr11" draw:text-style-name="P3" xml:id="id10" draw:id="id10" draw:layer="layout" svg:width="1.651cm" svg:height="0.635cm" svg:x="23.849cm" svg:y="12.869cm">
            <text:p text:style-name="P1"><text:span text:style-name="T2">GST</text:span></text:p>
            <text:p text:style-name="P2"><text:span text:style-name="T1"/></text:p>
            <draw:enhanced-geometry svg:viewBox="0 0 21600 21600" draw:type="rectangle" draw:enhanced-path="M 0 0 L 21600 0 21600 21600 0 21600 0 0 Z N"/>
          </draw:custom-shape>
          <draw:custom-shape draw:style-name="gr11" draw:text-style-name="P3" xml:id="id11" draw:id="id11" draw:layer="layout" svg:width="1.651cm" svg:height="0.635cm" svg:x="23.849cm" svg:y="13.822cm">
            <text:p text:style-name="P1"><text:span text:style-name="T2">GSV</text:span></text:p>
            <text:p text:style-name="P2"><text:span text:style-name="T1"/></text:p>
            <draw:enhanced-geometry svg:viewBox="0 0 21600 21600" draw:type="rectangle" draw:enhanced-path="M 0 0 L 21600 0 21600 21600 0 21600 0 0 Z N"/>
          </draw:custom-shape>
          <draw:custom-shape draw:style-name="gr11" draw:text-style-name="P3" xml:id="id12" draw:id="id12" draw:layer="layout" svg:width="1.651cm" svg:height="0.635cm" svg:x="23.849cm" svg:y="14.774cm">
            <text:p text:style-name="P1"><text:span text:style-name="T2">HDT</text:span></text:p>
            <text:p text:style-name="P2"><text:span text:style-name="T1"/></text:p>
            <draw:enhanced-geometry svg:viewBox="0 0 21600 21600" draw:type="rectangle" draw:enhanced-path="M 0 0 L 21600 0 21600 21600 0 21600 0 0 Z N"/>
          </draw:custom-shape>
          <draw:custom-shape draw:style-name="gr11" draw:text-style-name="P3" xml:id="id13" draw:id="id13" draw:layer="layout" svg:width="1.651cm" svg:height="0.635cm" svg:x="23.849cm" svg:y="15.727cm">
            <text:p text:style-name="P1"><text:span text:style-name="T2">RMC</text:span></text:p>
            <text:p text:style-name="P2"><text:span text:style-name="T1"/></text:p>
            <draw:enhanced-geometry svg:viewBox="0 0 21600 21600" draw:type="rectangle" draw:enhanced-path="M 0 0 L 21600 0 21600 21600 0 21600 0 0 Z N"/>
          </draw:custom-shape>
          <draw:custom-shape draw:style-name="gr11" draw:text-style-name="P3" xml:id="id14" draw:id="id14" draw:layer="layout" svg:width="1.651cm" svg:height="0.635cm" svg:x="23.849cm" svg:y="16.678cm">
            <text:p text:style-name="P1"><text:span text:style-name="T2">VTG</text:span></text:p>
            <text:p text:style-name="P2"><text:span text:style-name="T1"/></text:p>
            <draw:enhanced-geometry svg:viewBox="0 0 21600 21600" draw:type="rectangle" draw:enhanced-path="M 0 0 L 21600 0 21600 21600 0 21600 0 0 Z N"/>
          </draw:custom-shape>
          <draw:connector draw:style-name="gr5" draw:text-style-name="P3" draw:layer="layout" svg:x1="23.849cm" svg:y1="11.28cm" svg:x2="22.598cm" svg:y2="9.871cm" draw:start-shape="id8" draw:start-glue-point="3" draw:end-shape="id1" draw:end-glue-point="2" svg:d="M23849 11280h-1251v-1409" svg:viewBox="0 0 1252 1410">
            <text:p/>
          </draw:connector>
          <draw:connector draw:style-name="gr5" draw:text-style-name="P3" draw:layer="layout" svg:x1="23.849cm" svg:y1="12.233cm" svg:x2="22.598cm" svg:y2="9.871cm" draw:start-shape="id9" draw:start-glue-point="3" draw:end-shape="id1" draw:end-glue-point="2" svg:d="M23849 12233h-1251v-2362" svg:viewBox="0 0 1252 2363">
            <text:p/>
          </draw:connector>
          <draw:connector draw:style-name="gr5" draw:text-style-name="P3" draw:layer="layout" svg:x1="23.849cm" svg:y1="13.186cm" svg:x2="22.598cm" svg:y2="9.871cm" draw:start-shape="id10" draw:start-glue-point="3" draw:end-shape="id1" draw:end-glue-point="2" svg:d="M23849 13186h-1251v-3315" svg:viewBox="0 0 1252 3316">
            <text:p/>
          </draw:connector>
          <draw:connector draw:style-name="gr5" draw:text-style-name="P3" draw:layer="layout" svg:x1="23.849cm" svg:y1="14.139cm" svg:x2="22.598cm" svg:y2="9.871cm" draw:start-shape="id11" draw:start-glue-point="3" draw:end-shape="id1" svg:d="M23849 14139h-1251v-4268" svg:viewBox="0 0 1252 4269">
            <text:p/>
          </draw:connector>
          <draw:connector draw:style-name="gr5" draw:text-style-name="P3" draw:layer="layout" svg:x1="23.849cm" svg:y1="15.091cm" svg:x2="22.598cm" svg:y2="9.871cm" draw:start-shape="id12" draw:start-glue-point="3" draw:end-shape="id1" svg:d="M23849 15091h-1251v-5220" svg:viewBox="0 0 1252 5221">
            <text:p/>
          </draw:connector>
          <draw:connector draw:style-name="gr5" draw:text-style-name="P3" draw:layer="layout" svg:x1="23.849cm" svg:y1="16.044cm" svg:x2="22.598cm" svg:y2="9.871cm" draw:start-shape="id13" draw:start-glue-point="3" draw:end-shape="id1" svg:d="M23849 16044h-1251v-6173" svg:viewBox="0 0 1252 6174">
            <text:p/>
          </draw:connector>
          <draw:connector draw:style-name="gr5" draw:text-style-name="P3" draw:layer="layout" svg:x1="23.849cm" svg:y1="16.995cm" svg:x2="22.598cm" svg:y2="9.871cm" draw:start-shape="id14" draw:start-glue-point="3" draw:end-shape="id1" svg:d="M23849 16995h-1251v-7124" svg:viewBox="0 0 1252 7125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0T14:17:51.074775244</meta:creation-date>
    <dc:date>2018-02-10T15:05:01.357031773</dc:date>
    <meta:editing-duration>PT15M47S</meta:editing-duration>
    <meta:editing-cycles>2</meta:editing-cycles>
    <meta:generator>LibreOffice/5.3.7.2$MacOSX_X86_64 LibreOffice_project/6b8ed514a9f8b44d37a1b96673cbbdd077e24059</meta:generator>
    <meta:document-statistic meta:object-count="28"/>
  </office:meta>
</office:document-meta>
</file>